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dba0d" officeooo:paragraph-rsid="001dba0d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dc409" officeooo:paragraph-rsid="001dc409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5pt" officeooo:rsid="001dc409" officeooo:paragraph-rsid="001dc409" style:font-size-asian="15pt" style:font-size-complex="15pt"/>
    </style:style>
    <style:style style:name="T1" style:family="text">
      <style:text-properties officeooo:rsid="001dba0d"/>
    </style:style>
    <style:style style:name="T2" style:family="text">
      <style:text-properties officeooo:rsid="001dc409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dc4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_________<text:span text:style-name="T1">SELECTEURS DOM JS__________</text:span></text:p>
      <text:p text:style-name="P1"/>
      <text:p text:style-name="P2">En JavaScript, il est possible de séléctionner directement des éléments du HTML en les stockant dans des variables.</text:p>
      <text:p text:style-name="P2"/>
      <text:p text:style-name="P2"><text:tab/><text:span text:style-name="T2">En premier lieu, je vais devoir sélectionner le document.</text:span></text:p>
      <text:p text:style-name="P2"><text:s/></text:p>
      <text:p text:style-name="P2"><text:s/><text:tab/>Le s<text:span text:style-name="T2">é</text:span>lecteur <text:span text:style-name="T3">.getElementById()</text:span> permet de chercher un élément directement avec son ID.</text:p>
      <text:p text:style-name="P2"/>
      <text:p text:style-name="P2"><text:tab/>Le sélecteur <text:span text:style-name="T3">.getElementsByClassName()</text:span> permet de chercher un élément par classe. (ATTENTION AU « S » DE ELEMENTS)</text:p>
      <text:p text:style-name="P2"/>
      <text:p text:style-name="P2"><text:tab/>le sélecteur .<text:span text:style-name="T4">getElementsByName()</text:span><text:span text:style-name="T2"> permet de sélectionner un ou plusieurs élément.s par leur nom de balise (h1, p, span…)</text:span></text:p>
      <text:p text:style-name="P2"/>
      <text:p text:style-name="P2"><text:tab/><text:span text:style-name="T2">le sélecteur </text:span><text:span text:style-name="T4">querySelector()</text:span><text:span text:style-name="T2"> et .</text:span><text:span text:style-name="T4">querySelectorAll()</text:span><text:span text:style-name="T2"> permettent de chercher directement avec le tag CSS (.classe, #id).</text:span></text:p>
      <text:p text:style-name="P3"/>
      <text:p text:style-name="P3"><text:tab/>Dans un document html simple, si je veux séléctionner toutes les balises &lt;p&gt;, je ferai :</text:p>
      <text:p text:style-name="P3"/>
      <text:p text:style-name="P3"><text:tab/><text:span text:style-name="T3">let maVariable = document.getElementsByName(‘p’)</text:span></text:p>
      <text:p text:style-name="P3"><text:span text:style-name="T3"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5:06:45.142000000</meta:creation-date>
    <dc:date>2021-02-28T15:26:52.275000000</dc:date>
    <meta:editing-duration>PT9M57S</meta:editing-duration>
    <meta:editing-cycles>1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0" meta:word-count="112" meta:character-count="790" meta:non-whitespace-character-count="678"/>
  </office:meta>
</office:document-meta>
</file>